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1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fill="solid" draw:fill-color="#6633cc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6633cc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" fo:font-size="12pt" style:font-size-asian="12pt" style:font-name-complex="PalatinoLinotype" style:font-size-complex="12pt"/>
    </style:style>
    <style:style style:name="T3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6633cc" style:font-name="PalatinoLinotype" fo:font-size="12pt" style:font-size-asian="12pt" style:font-name-complex="PalatinoLinotype" style:font-size-complex="12pt"/>
    </style:style>
    <style:style style:name="T8" style:family="text">
      <style:text-properties fo:color="#000000" style:font-name="PalatinoLinotype" fo:font-size="12pt" fo:font-style="italic" style:font-size-asian="12pt" style:font-name-complex="PalatinoLinotype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6.09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R</text:span><text:span text:style-name="T1">e</text:span><text:span text:style-name="T1">m</text:span><text:span text:style-name="T1">o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s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1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r</text:span><text:span text:style-name="T2">in</text:span><text:span text:style-name="T2">g </text:span><text:span text:style-name="T2">20</text:span><text:span text:style-name="T2">19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173cm" svg:height="0.424cm" svg:x="1.905cm" svg:y="2.677cm">
          <draw:text-box>
            <text:p text:style-name="P2"><text:span text:style-name="T2">N</text:span><text:span text:style-name="T2">a</text:span><text:span text:style-name="T2">m</text:span><text:span text:style-name="T2">e</text:span><text:span text:style-name="T2">: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 </text:span></text:p>
          </draw:text-box>
        </draw:frame>
        <draw:frame draw:style-name="gr2" draw:text-style-name="P3" draw:layer="layout" svg:width="0.422cm" svg:height="0.424cm" svg:x="1.905cm" svg:y="3.24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0.132cm" svg:height="0.628cm" svg:x="1.905cm" svg:y="4.126cm">
          <draw:text-box>
            <text:p text:style-name="P2"><text:span text:style-name="T3">Working with Remote UNIX Machines </text:span></text:p>
          </draw:text-box>
        </draw:frame>
        <draw:frame draw:style-name="gr2" draw:text-style-name="P3" draw:layer="layout" svg:width="0.422cm" svg:height="0.424cm" svg:x="1.905cm" svg:y="4.99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5.569cm">
          <draw:text-box>
            <text:p text:style-name="P2"><text:span text:style-name="T2">1.</text:span></text:p>
          </draw:text-box>
        </draw:frame>
        <draw:frame draw:style-name="gr2" draw:text-style-name="P3" draw:layer="layout" svg:width="0.422cm" svg:height="0.475cm" svg:x="2.828cm" svg:y="5.49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4.502cm" svg:height="0.424cm" svg:x="3.175cm" svg:y="5.569cm">
          <draw:text-box>
            <text:p text:style-name="P2"><text:span text:style-name="T2">W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 </text:span><text:span text:style-name="T2">a</text:span><text:span text:style-name="T2"> </text:span><text:span text:style-name="T2">“</text:span><text:span text:style-name="T2">h</text:span><text:span text:style-name="T2">o</text:span><text:span text:style-name="T2">s</text:span><text:span text:style-name="T2">t</text:span><text:span text:style-name="T2"> </text:span><text:span text:style-name="T2">n</text:span><text:span text:style-name="T2">a</text:span><text:span text:style-name="T2">m</text:span><text:span text:style-name="T2">e</text:span><text:span text:style-name="T2">”</text:span><text:span text:style-name="T2">?</text:span><text:span text:style-name="T2"> </text:span></text:p>
          </draw:text-box>
        </draw:frame>
        <draw:frame draw:style-name="gr2" draw:text-style-name="P3" draw:layer="layout" svg:width="0.422cm" svg:height="0.424cm" svg:x="3.175cm" svg:y="6.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7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28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7.855cm">
          <draw:text-box>
            <text:p text:style-name="P2"><text:span text:style-name="T2">2.</text:span></text:p>
          </draw:text-box>
        </draw:frame>
        <draw:frame draw:style-name="gr2" draw:text-style-name="P3" draw:layer="layout" svg:width="0.422cm" svg:height="0.475cm" svg:x="2.828cm" svg:y="7.77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7.825cm" svg:height="0.424cm" svg:x="3.175cm" svg:y="7.855cm">
          <draw:text-box>
            <text:p text:style-name="P2"><text:span text:style-name="T2">Fi</text:span><text:span text:style-name="T2">n</text:span><text:span text:style-name="T2">d </text:span><text:span text:style-name="T2">th</text:span><text:span text:style-name="T2">e </text:span><text:span text:style-name="T2">“</text:span><text:span text:style-name="T2">h</text:span><text:span text:style-name="T2">os</text:span><text:span text:style-name="T2">t </text:span><text:span text:style-name="T2">n</text:span><text:span text:style-name="T2">a</text:span><text:span text:style-name="T2">m</text:span><text:span text:style-name="T2">e” </text:span><text:span text:style-name="T2">of </text:span><text:span text:style-name="T2">a </text:span><text:span text:style-name="T2">Li</text:span><text:span text:style-name="T2">n</text:span><text:span text:style-name="T2">u</text:span><text:span text:style-name="T2">x </text:span><text:span text:style-name="T2">m</text:span><text:span text:style-name="T2">ac</text:span><text:span text:style-name="T2">hi</text:span><text:span text:style-name="T2">ne </text:span></text:p>
          </draw:text-box>
        </draw:frame>
        <draw:frame draw:style-name="gr2" draw:text-style-name="P3" draw:layer="layout" svg:width="0.422cm" svg:height="0.424cm" svg:x="3.175cm" svg:y="8.42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99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56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0.136cm">
          <draw:text-box>
            <text:p text:style-name="P2"><text:span text:style-name="T2">3.</text:span></text:p>
          </draw:text-box>
        </draw:frame>
        <draw:frame draw:style-name="gr2" draw:text-style-name="P3" draw:layer="layout" svg:width="0.422cm" svg:height="0.475cm" svg:x="2.828cm" svg:y="10.06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365cm" svg:height="0.424cm" svg:x="3.175cm" svg:y="10.136cm">
          <draw:text-box>
            <text:p text:style-name="P2"><text:span text:style-name="T2">Fi</text:span><text:span text:style-name="T2">n</text:span><text:span text:style-name="T2">d </text:span><text:span text:style-name="T2">th</text:span><text:span text:style-name="T2">e </text:span><text:span text:style-name="T2">IP </text:span><text:span text:style-name="T2">a</text:span><text:span text:style-name="T2">d</text:span><text:span text:style-name="T2">dr</text:span><text:span text:style-name="T2">es</text:span><text:span text:style-name="T2">s(</text:span><text:span text:style-name="T2">s) </text:span><text:span text:style-name="T2">of </text:span><text:span text:style-name="T2">th</text:span><text:span text:style-name="T2">e </text:span><text:span text:style-name="T2">Li</text:span><text:span text:style-name="T2">n</text:span><text:span text:style-name="T2">u</text:span><text:span text:style-name="T2">x </text:span><text:span text:style-name="T2">m</text:span><text:span text:style-name="T2">ac</text:span><text:span text:style-name="T2">hi</text:span><text:span text:style-name="T2">ne </text:span><text:span text:style-name="T2">yo</text:span><text:span text:style-name="T2">u </text:span><text:span text:style-name="T2">ar</text:span><text:span text:style-name="T2">e </text:span><text:span text:style-name="T2">o</text:span><text:span text:style-name="T2">n </text:span></text:p>
          </draw:text-box>
        </draw:frame>
        <draw:frame draw:style-name="gr2" draw:text-style-name="P3" draw:layer="layout" svg:width="0.422cm" svg:height="0.424cm" svg:x="3.175cm" svg:y="10.70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2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85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2.422cm">
          <draw:text-box>
            <text:p text:style-name="P2"><text:span text:style-name="T2">4.</text:span></text:p>
          </draw:text-box>
        </draw:frame>
        <draw:frame draw:style-name="gr2" draw:text-style-name="P3" draw:layer="layout" svg:width="0.422cm" svg:height="0.475cm" svg:x="2.828cm" svg:y="12.34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1.153cm" svg:height="0.424cm" svg:x="3.175cm" svg:y="12.422cm">
          <draw:text-box>
            <text:p text:style-name="P2"><text:span text:style-name="T2">U</text:span><text:span text:style-name="T2">se </text:span><text:span text:style-name="T2">th</text:span><text:span text:style-name="T2">e </text:span><text:span text:style-name="T2">pi</text:span><text:span text:style-name="T2">n</text:span><text:span text:style-name="T2">g </text:span><text:span text:style-name="T2">co</text:span><text:span text:style-name="T2">m</text:span><text:span text:style-name="T2">m</text:span><text:span text:style-name="T2">a</text:span><text:span text:style-name="T2">n</text:span><text:span text:style-name="T2">d </text:span><text:span text:style-name="T2">to </text:span><text:span text:style-name="T2">ch</text:span><text:span text:style-name="T2">ec</text:span><text:span text:style-name="T2">k </text:span><text:span text:style-name="T2">if </text:span><text:span text:style-name="T2">a </text:span><text:span text:style-name="T2">re</text:span><text:span text:style-name="T2">m</text:span><text:span text:style-name="T2">ot</text:span><text:span text:style-name="T2">e </text:span><text:span text:style-name="T2">sy</text:span><text:span text:style-name="T2">st</text:span><text:span text:style-name="T2">e</text:span><text:span text:style-name="T2">m </text:span><text:span text:style-name="T2">is </text:span><text:span text:style-name="T2">ali</text:span><text:span text:style-name="T2">ve </text:span><text:span text:style-name="T2"><text:s/></text:span></text:p>
          </draw:text-box>
        </draw:frame>
        <draw:frame draw:style-name="gr2" draw:text-style-name="P3" draw:layer="layout" svg:width="0.422cm" svg:height="0.424cm" svg:x="3.175cm" svg:y="12.9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56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1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70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5.276cm">
          <draw:text-box>
            <text:p text:style-name="P2"><text:span text:style-name="T2">5</text:span><text:span text:style-name="T2">.</text:span></text:p>
          </draw:text-box>
        </draw:frame>
        <draw:frame draw:style-name="gr2" draw:text-style-name="P3" draw:layer="layout" svg:width="0.422cm" svg:height="0.475cm" svg:x="2.828cm" svg:y="15.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6.897cm" svg:height="0.424cm" svg:x="3.175cm" svg:y="15.276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r</text:span><text:span text:style-name="T2">a</text:span><text:span text:style-name="T2">c</text:span><text:span text:style-name="T2">e</text:span><text:span text:style-name="T2">r</text:span><text:span text:style-name="T2">o</text:span><text:span text:style-name="T2">u</text:span><text:span text:style-name="T2">t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t</text:span><text:span text:style-name="T2">i</text:span><text:span text:style-name="T2">n</text:span><text:span text:style-name="T2">g</text:span><text:span text:style-name="T2"> </text:span><text:span text:style-name="T2">p</text:span><text:span text:style-name="T2">a</text:span><text:span text:style-name="T2">t</text:span><text:span text:style-name="T2">h</text:span><text:span text:style-name="T2">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 </text:span><text:span text:style-name="T2">a</text:span><text:span text:style-name="T2">n</text:span><text:span text:style-name="T2">d</text:span><text:span text:style-name="T2"> </text:span><text:span text:style-name="T2">G</text:span><text:span text:style-name="T2">o</text:span><text:span text:style-name="T2">o</text:span><text:span text:style-name="T2">g</text:span><text:span text:style-name="T2">l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15.84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41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7.56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8.133cm">
          <draw:text-box>
            <text:p text:style-name="P2"><text:span text:style-name="T2">6.</text:span></text:p>
          </draw:text-box>
        </draw:frame>
        <draw:frame draw:style-name="gr2" draw:text-style-name="P3" draw:layer="layout" svg:width="0.422cm" svg:height="0.475cm" svg:x="2.828cm" svg:y="18.05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2.465cm" svg:height="0.424cm" svg:x="3.175cm" svg:y="18.133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s</text:span><text:span text:style-name="T2">e</text:span><text:span text:style-name="T2">c</text:span><text:span text:style-name="T2">u</text:span><text:span text:style-name="T2">r</text:span><text:span text:style-name="T2">e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t</text:span><text:span text:style-name="T2">o</text:span><text:span text:style-name="T2"> </text:span><text:span text:style-name="T2">l</text:span><text:span text:style-name="T2">o</text:span><text:span text:style-name="T2">g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a</text:span><text:span text:style-name="T2"> </text:span><text:span text:style-name="T2">l</text:span><text:span text:style-name="T2">a</text:span><text:span text:style-name="T2">b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“</text:span><text:span text:style-name="T2">m</text:span><text:span text:style-name="T2">c</text:span><text:span text:style-name="T2">t</text:span><text:span text:style-name="T2">2</text:span><text:span text:style-name="T2">6</text:span><text:span text:style-name="T2">3</text:span><text:span text:style-name="T2">s</text:span><text:span text:style-name="T2">0</text:span><text:span text:style-name="T2">1</text:span><text:span text:style-name="T2">.</text:span><text:span text:style-name="T2">c</text:span><text:span text:style-name="T2">s</text:span><text:span text:style-name="T2">.</text:span><text:span text:style-name="T2">s</text:span><text:span text:style-name="T2">h</text:span><text:span text:style-name="T2">i</text:span><text:span text:style-name="T2">p</text:span><text:span text:style-name="T2">.</text:span><text:span text:style-name="T2">e</text:span><text:span text:style-name="T2">d</text:span><text:span text:style-name="T2">u</text:span><text:span text:style-name="T2">”</text:span><text:span text:style-name="T2"> </text:span></text:p>
          </draw:text-box>
        </draw:frame>
        <draw:frame draw:style-name="gr2" draw:text-style-name="P3" draw:layer="layout" svg:width="0.422cm" svg:height="0.424cm" svg:x="3.175cm" svg:y="18.70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2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8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20.419cm">
          <draw:text-box>
            <text:p text:style-name="P2"><text:span text:style-name="T2">7.</text:span></text:p>
          </draw:text-box>
        </draw:frame>
        <draw:frame draw:style-name="gr2" draw:text-style-name="P3" draw:layer="layout" svg:width="0.422cm" svg:height="0.475cm" svg:x="2.828cm" svg:y="20.34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058cm" svg:height="0.424cm" svg:x="3.175cm" svg:y="20.419cm">
          <draw:text-box>
            <text:p text:style-name="P2"><text:span text:style-name="T2">The UNIX </text:span><text:span text:style-name="T2">ssh </text:span><text:span text:style-name="T2">command </text:span><text:span text:style-name="T2">supports </text:span><text:span text:style-name="T2">“escape </text:span><text:span text:style-name="T2">sequences,” </text:span><text:span text:style-name="T2">describe </text:span><text:span text:style-name="T2">how you </text:span><text:span text:style-name="T2">would use </text:span><text:span text:style-name="T2">the es-</text:span></text:p>
          </draw:text-box>
        </draw:frame>
        <draw:frame draw:style-name="gr2" draw:text-style-name="P3" draw:layer="layout" svg:width="8.625cm" svg:height="0.424cm" svg:x="3.175cm" svg:y="20.991cm">
          <draw:text-box>
            <text:p text:style-name="P2"><text:span text:style-name="T2">c</text:span><text:span text:style-name="T2">a</text:span><text:span text:style-name="T2">p</text:span><text:span text:style-name="T2">e 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e </text:span><text:span text:style-name="T2">t</text:span><text:span text:style-name="T2">o </text:span><text:span text:style-name="T2">te</text:span><text:span text:style-name="T2">r</text:span><text:span text:style-name="T2">m</text:span><text:span text:style-name="T2">i</text:span><text:span text:style-name="T2">n</text:span><text:span text:style-name="T2">a</text:span><text:span text:style-name="T2">te </text:span><text:span text:style-name="T2">a</text:span><text:span text:style-name="T2">n </text:span><text:span text:style-name="T2">S</text:span><text:span text:style-name="T2">S</text:span><text:span text:style-name="T2">H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/text:p>
          </draw:text-box>
        </draw:frame>
        <draw:frame draw:style-name="gr2" draw:text-style-name="P3" draw:layer="layout" svg:width="0.422cm" svg:height="0.424cm" svg:x="3.175cm" svg:y="21.56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2.12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2.70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23.272cm">
          <draw:text-box>
            <text:p text:style-name="P2"><text:span text:style-name="T2">8</text:span><text:span text:style-name="T2">.</text:span></text:p>
          </draw:text-box>
        </draw:frame>
        <draw:frame draw:style-name="gr2" draw:text-style-name="P3" draw:layer="layout" svg:width="0.422cm" svg:height="0.475cm" svg:x="2.828cm" svg:y="23.19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4.205cm" svg:height="0.424cm" svg:x="3.175cm" svg:y="23.272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s</text:span><text:span text:style-name="T2">e</text:span><text:span text:style-name="T2">c</text:span><text:span text:style-name="T2">u</text:span><text:span text:style-name="T2">r</text:span><text:span text:style-name="T2">e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t</text:span><text:span text:style-name="T2">o</text:span><text:span text:style-name="T2"> </text:span><text:span text:style-name="T2">r</text:span><text:span text:style-name="T2">u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/</text:span><text:span text:style-name="T2">b</text:span><text:span text:style-name="T2">i</text:span><text:span text:style-name="T2">n</text:span><text:span text:style-name="T2">/</text:span><text:span text:style-name="T2">l</text:span><text:span text:style-name="T2">s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o</text:span><text:span text:style-name="T2">n</text:span><text:span text:style-name="T2"> </text:span><text:span text:style-name="T2">a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23.84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4.415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2.728cm" svg:height="0.547cm" svg:x="3.705cm" svg:y="2.443cm">
          <draw:text-box>
            <text:p><text:span text:style-name="T5">Justin Weigle</text:span></text:p>
          </draw:text-box>
        </draw:frame>
        <draw:frame draw:style-name="gr4" draw:text-style-name="P7" draw:layer="layout" svg:width="8.634cm" svg:height="0.547cm" svg:x="3.644cm" svg:y="6.087cm">
          <draw:text-box>
            <text:p text:style-name="P6"><text:span text:style-name="T6">A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</text:span><text:span text:style-name="T6">/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’</text:span><text:span text:style-name="T6">s</text:span><text:span text:style-name="T6"> </text:span><text:span text:style-name="T6">n</text:span><text:span text:style-name="T6">a</text:span><text:span text:style-name="T6">m</text:span><text:span text:style-name="T6">e</text:span><text:span text:style-name="T6"> </text:span><text:span text:style-name="T6">o</text:span><text:span text:style-name="T6">n</text:span><text:span text:style-name="T6"> </text:span><text:span text:style-name="T6">a</text:span><text:span text:style-name="T6">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/text:p>
          </draw:text-box>
        </draw:frame>
        <draw:frame draw:style-name="gr4" draw:text-style-name="P7" draw:layer="layout" svg:width="2.042cm" svg:height="0.547cm" svg:x="3.58cm" svg:y="8.412cm">
          <draw:text-box>
            <text:p text:style-name="P6"><text:span text:style-name="T6">hostname</text:span></text:p>
          </draw:text-box>
        </draw:frame>
        <draw:frame draw:style-name="gr4" draw:text-style-name="P7" draw:layer="layout" svg:width="8.392cm" svg:height="0.547cm" svg:x="3.578cm" svg:y="10.659cm">
          <draw:text-box>
            <text:p text:style-name="P6"><text:span text:style-name="T6">N</text:span><text:span text:style-name="T6">e</text:span><text:span text:style-name="T6">w</text:span><text:span text:style-name="T6"> </text:span><text:span text:style-name="T6">w</text:span><text:span text:style-name="T6">a</text:span><text:span text:style-name="T6">y</text:span><text:span text:style-name="T6">: </text:span><text:span text:style-name="T6">i</text:span><text:span text:style-name="T6">p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 </text:span><text:span text:style-name="T6">| </text:span><text:span text:style-name="T6">O</text:span><text:span text:style-name="T6">l</text:span><text:span text:style-name="T6">d </text:span><text:span text:style-name="T6">w</text:span><text:span text:style-name="T6">a</text:span><text:span text:style-name="T6">y</text:span><text:span text:style-name="T6">: </text:span><text:span text:style-name="T6">if</text:span><text:span text:style-name="T6">c</text:span><text:span text:style-name="T6">o</text:span><text:span text:style-name="T6">n</text:span><text:span text:style-name="T6">fi</text:span><text:span text:style-name="T6">g</text:span></text:p>
          </draw:text-box>
        </draw:frame>
        <draw:frame draw:style-name="gr4" draw:text-style-name="P7" draw:layer="layout" svg:width="3.499cm" svg:height="0.547cm" svg:x="3.578cm" svg:y="12.945cm">
          <draw:text-box>
            <text:p text:style-name="P6"><text:span text:style-name="T6">ping {ipaddress}</text:span></text:p>
          </draw:text-box>
        </draw:frame>
        <draw:frame draw:style-name="gr4" draw:text-style-name="P7" draw:layer="layout" svg:width="4.693cm" svg:height="0.547cm" svg:x="3.578cm" svg:y="15.866cm">
          <draw:text-box>
            <text:p text:style-name="P6"><text:span text:style-name="T6">t</text:span><text:span text:style-name="T6">r</text:span><text:span text:style-name="T6">a</text:span><text:span text:style-name="T6">c</text:span><text:span text:style-name="T6">e</text:span><text:span text:style-name="T6">r</text:span><text:span text:style-name="T6">o</text:span><text:span text:style-name="T6">u</text:span><text:span text:style-name="T6">t</text:span><text:span text:style-name="T6">e</text:span><text:span text:style-name="T6"> </text:span><text:span text:style-name="T6">g</text:span><text:span text:style-name="T6">o</text:span><text:span text:style-name="T6">o</text:span><text:span text:style-name="T6">g</text:span><text:span text:style-name="T6">l</text:span><text:span text:style-name="T6">e</text:span><text:span text:style-name="T6">.</text:span><text:span text:style-name="T6">c</text:span><text:span text:style-name="T6">o</text:span><text:span text:style-name="T6">m</text:span></text:p>
          </draw:text-box>
        </draw:frame>
        <draw:frame draw:style-name="gr4" draw:text-style-name="P7" draw:layer="layout" svg:width="8.384cm" svg:height="0.547cm" svg:x="3.711cm" svg:y="18.66cm">
          <draw:text-box>
            <text:p text:style-name="P6"><text:span text:style-name="T6">ssh </text:span><text:span text:style-name="T6">{username}@mct263s01.cs.</text:span><text:span text:style-name="T6">ship.edu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6.09cm" svg:height="0.497cm" svg:x="2.096cm" svg:y="1.343cm">
          <draw:text-box>
            <text:p text:style-name="P2"><text:span text:style-name="T1">UNIX Remote Commands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2.677cm">
          <draw:text-box>
            <text:p text:style-name="P2"><text:span text:style-name="T2">9.</text:span></text:p>
          </draw:text-box>
        </draw:frame>
        <draw:frame draw:style-name="gr2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3.625cm" svg:height="0.424cm" svg:x="3.175cm" svg:y="2.677cm">
          <draw:text-box>
            <text:p text:style-name="P2"><text:span text:style-name="T2">When you sign in to a department machine, where are your files stored? </text:span></text:p>
          </draw:text-box>
        </draw:frame>
        <draw:frame draw:style-name="gr2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4.963cm">
          <draw:text-box>
            <text:p text:style-name="P2"><text:span text:style-name="T2">10.</text:span></text:p>
          </draw:text-box>
        </draw:frame>
        <draw:frame draw:style-name="gr2" draw:text-style-name="P3" draw:layer="layout" svg:width="0.422cm" svg:height="0.475cm" svg:x="3.027cm" svg:y="4.88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9.345cm" svg:height="0.424cm" svg:x="3.175cm" svg:y="4.963cm">
          <draw:text-box>
            <text:p text:style-name="P2"><text:span text:style-name="T2">What is your “home directory” on our machines? </text:span></text:p>
          </draw:text-box>
        </draw:frame>
        <draw:frame draw:style-name="gr2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7.245cm">
          <draw:text-box>
            <text:p text:style-name="P2"><text:span text:style-name="T2">11.</text:span></text:p>
          </draw:text-box>
        </draw:frame>
        <draw:frame draw:style-name="gr2" draw:text-style-name="P3" draw:layer="layout" svg:width="0.422cm" svg:height="0.475cm" svg:x="3.027cm" svg:y="7.16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054cm" svg:height="0.424cm" svg:x="3.175cm" svg:y="7.245cm">
          <draw:text-box>
            <text:p text:style-name="P2"><text:span text:style-name="T2">How much space are you using in your home directory? <text:s/>(see #22 on previous assignment) </text:span></text:p>
          </draw:text-box>
        </draw:frame>
        <draw:frame draw:style-name="gr2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9.531cm">
          <draw:text-box>
            <text:p text:style-name="P2"><text:span text:style-name="T2">12.</text:span></text:p>
          </draw:text-box>
        </draw:frame>
        <draw:frame draw:style-name="gr2" draw:text-style-name="P3" draw:layer="layout" svg:width="0.422cm" svg:height="0.475cm" svg:x="3.027cm" svg:y="9.45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111cm" svg:height="0.424cm" svg:x="3.175cm" svg:y="9.531cm">
          <draw:text-box>
            <text:p text:style-name="P2"><text:span text:style-name="T2">How do you access your files stored on our server from your personal machine? </text:span></text:p>
          </draw:text-box>
        </draw:frame>
        <draw:frame draw:style-name="gr2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1.817cm">
          <draw:text-box>
            <text:p text:style-name="P2"><text:span text:style-name="T2">13.</text:span></text:p>
          </draw:text-box>
        </draw:frame>
        <draw:frame draw:style-name="gr2" draw:text-style-name="P3" draw:layer="layout" svg:width="0.422cm" svg:height="0.475cm" svg:x="3.027cm" svg:y="11.74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405cm" svg:height="0.424cm" svg:x="3.175cm" svg:y="11.817cm">
          <draw:text-box>
            <text:p text:style-name="P2"><text:span text:style-name="T2">How do you change your UNIX password if you are on Sloop or any of our other machines? </text:span></text:p>
          </draw:text-box>
        </draw:frame>
        <draw:frame draw:style-name="gr2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4.099cm">
          <draw:text-box>
            <text:p text:style-name="P2"><text:span text:style-name="T2">14.</text:span></text:p>
          </draw:text-box>
        </draw:frame>
        <draw:frame draw:style-name="gr2" draw:text-style-name="P3" draw:layer="layout" svg:width="0.422cm" svg:height="0.475cm" svg:x="3.027cm" svg:y="14.02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096cm" svg:height="0.424cm" svg:x="3.175cm" svg:y="14.099cm">
          <draw:text-box>
            <text:p text:style-name="P2"><text:span text:style-name="T2">If you use the same password on Sloop and our other UNIX machines, where do you think </text:span></text:p>
          </draw:text-box>
        </draw:frame>
        <draw:frame draw:style-name="gr2" draw:text-style-name="P3" draw:layer="layout" svg:width="4.82cm" svg:height="0.424cm" svg:x="3.175cm" svg:y="14.67cm">
          <draw:text-box>
            <text:p text:style-name="P2"><text:span text:style-name="T2">your password is stored? </text:span></text:p>
          </draw:text-box>
        </draw:frame>
        <draw:frame draw:style-name="gr2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7.528cm">
          <draw:text-box>
            <text:p text:style-name="P2"><text:span text:style-name="T2">15.</text:span></text:p>
          </draw:text-box>
        </draw:frame>
        <draw:frame draw:style-name="gr2" draw:text-style-name="P3" draw:layer="layout" svg:width="0.422cm" svg:height="0.475cm" svg:x="3.027cm" svg:y="17.45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776cm" svg:height="0.424cm" svg:x="3.175cm" svg:y="17.528cm">
          <draw:text-box>
            <text:p text:style-name="P2"><text:span text:style-name="T2">How can you list the network connections on a machine? </text:span></text:p>
          </draw:text-box>
        </draw:frame>
        <draw:frame draw:style-name="gr2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2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9.809cm">
          <draw:text-box>
            <text:p text:style-name="P2"><text:span text:style-name="T2">16.</text:span></text:p>
          </draw:text-box>
        </draw:frame>
        <draw:frame draw:style-name="gr2" draw:text-style-name="P3" draw:layer="layout" svg:width="0.422cm" svg:height="0.475cm" svg:x="3.027cm" svg:y="19.73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545cm" svg:height="0.424cm" svg:x="3.175cm" svg:y="19.809cm">
          <draw:text-box>
            <text:p text:style-name="P2"><text:span text:style-name="T2">SSH allows a technique called port-forwarding. <text:s/>Show the command line that would enable a </text:span></text:p>
          </draw:text-box>
        </draw:frame>
        <draw:frame draw:style-name="gr2" draw:text-style-name="P3" draw:layer="layout" svg:width="17.054cm" svg:height="0.424cm" svg:x="3.175cm" svg:y="20.381cm">
          <draw:text-box>
            <text:p text:style-name="P2"><text:span text:style-name="T2">program, such as a webserver running on port 80 on YOUR machine be served by sloop as </text:span></text:p>
          </draw:text-box>
        </draw:frame>
        <draw:frame draw:style-name="gr2" draw:text-style-name="P3" draw:layer="layout" svg:width="1.962cm" svg:height="0.424cm" svg:x="3.175cm" svg:y="20.952cm">
          <draw:text-box>
            <text:p text:style-name="P2"><text:span text:style-name="T2">port 9999. </text:span></text:p>
          </draw:text-box>
        </draw:frame>
        <draw:frame draw:style-name="gr2" draw:text-style-name="P3" draw:layer="layout" svg:width="0.422cm" svg:height="0.424cm" svg:x="3.175cm" svg:y="21.5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2.09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2.6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3.2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23.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23.81cm">
          <draw:text-box>
            <text:p text:style-name="P2"><text:span text:style-name="T2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6.09cm" svg:height="0.497cm" svg:x="2.096cm" svg:y="1.343cm">
          <draw:text-box>
            <text:p text:style-name="P2"><text:span text:style-name="T1">UNIX Remote Commands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.677cm">
          <draw:text-box>
            <text:p text:style-name="P2"><text:span text:style-name="T2">17.</text:span></text:p>
          </draw:text-box>
        </draw:frame>
        <draw:frame draw:style-name="gr2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6.834cm" svg:height="0.424cm" svg:x="3.175cm" svg:y="2.677cm">
          <draw:text-box>
            <text:p text:style-name="P2"><text:span text:style-name="T2">I am sitting in a classroom with a high-performance UNIX workstation, probably 16-core, </text:span></text:p>
          </draw:text-box>
        </draw:frame>
        <draw:frame draw:style-name="gr2" draw:text-style-name="P3" draw:layer="layout" svg:width="16.736cm" svg:height="0.424cm" svg:x="3.175cm" svg:y="3.249cm">
          <draw:text-box>
            <text:p text:style-name="P2"><text:span text:style-name="T2">4GHz computer, with 32GB of RAM, and a fast NVMe drive. <text:s/>Our systems administrator </text:span></text:p>
          </draw:text-box>
        </draw:frame>
        <draw:frame draw:style-name="gr2" draw:text-style-name="P3" draw:layer="layout" svg:width="17.934cm" svg:height="0.424cm" svg:x="3.175cm" svg:y="3.82cm">
          <draw:text-box>
            <text:p text:style-name="P2"><text:span text:style-name="T2">works hard to keep all of our Linux systems configured the same. <text:s/>I have this workstation all to </text:span></text:p>
          </draw:text-box>
        </draw:frame>
        <draw:frame draw:style-name="gr2" draw:text-style-name="P3" draw:layer="layout" svg:width="17.621cm" svg:height="0.424cm" svg:x="3.175cm" svg:y="4.392cm">
          <draw:text-box>
            <text:p text:style-name="P2"><text:span text:style-name="T2">myself. <text:s/>My professor says I’m supposed to do everything on Sloop, why is this silly? <text:s/>(see #9 <text:s/></text:span></text:p>
          </draw:text-box>
        </draw:frame>
        <draw:frame draw:style-name="gr2" draw:text-style-name="P3" draw:layer="layout" svg:width="1.704cm" svg:height="0.424cm" svg:x="3.175cm" svg:y="4.963cm">
          <draw:text-box>
            <text:p text:style-name="P2"><text:span text:style-name="T2">and #10) </text:span></text:p>
          </draw:text-box>
        </draw:frame>
        <draw:frame draw:style-name="gr2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7.816cm">
          <draw:text-box>
            <text:p text:style-name="P2"><text:span text:style-name="T2">18.</text:span></text:p>
          </draw:text-box>
        </draw:frame>
        <draw:frame draw:style-name="gr2" draw:text-style-name="P3" draw:layer="layout" svg:width="0.422cm" svg:height="0.475cm" svg:x="3.027cm" svg:y="7.74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7.986cm" svg:height="0.424cm" svg:x="3.175cm" svg:y="7.816cm">
          <draw:text-box>
            <text:p text:style-name="P2"><text:span text:style-name="T2">Describe what the “rsync” command does </text:span></text:p>
          </draw:text-box>
        </draw:frame>
        <draw:frame draw:style-name="gr2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0.674cm">
          <draw:text-box>
            <text:p text:style-name="P2"><text:span text:style-name="T2">19.</text:span></text:p>
          </draw:text-box>
        </draw:frame>
        <draw:frame draw:style-name="gr2" draw:text-style-name="P3" draw:layer="layout" svg:width="0.422cm" svg:height="0.475cm" svg:x="3.027cm" svg:y="10.59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113cm" svg:height="0.424cm" svg:x="3.175cm" svg:y="10.674cm">
          <draw:text-box>
            <text:p text:style-name="P2"><text:span text:style-name="T2">How would use it to copy all of the files in your home directory to your personal machine? </text:span></text:p>
          </draw:text-box>
        </draw:frame>
        <draw:frame draw:style-name="gr2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8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3.527cm">
          <draw:text-box>
            <text:p text:style-name="P2"><text:span text:style-name="T2">20.</text:span></text:p>
          </draw:text-box>
        </draw:frame>
        <draw:frame draw:style-name="gr2" draw:text-style-name="P3" draw:layer="layout" svg:width="0.422cm" svg:height="0.475cm" svg:x="3.027cm" svg:y="13.45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236cm" svg:height="0.424cm" svg:x="3.175cm" svg:y="13.527cm">
          <draw:text-box>
            <text:p text:style-name="P2"><text:span text:style-name="T2">The secure-shell environment also includes the “sftp” command, which allows you to select </text:span></text:p>
          </draw:text-box>
        </draw:frame>
        <draw:frame draw:style-name="gr2" draw:text-style-name="P3" draw:layer="layout" svg:width="17.596cm" svg:height="0.424cm" svg:x="3.175cm" svg:y="14.099cm">
          <draw:text-box>
            <text:p text:style-name="P2"><text:span text:style-name="T2">files, one by one. <text:s/>Show an example of how you would transfer a file “readme.md” from your </text:span></text:p>
          </draw:text-box>
        </draw:frame>
        <draw:frame draw:style-name="gr2" draw:text-style-name="P3" draw:layer="layout" svg:width="6.166cm" svg:height="0.424cm" svg:x="3.175cm" svg:y="14.67cm">
          <draw:text-box>
            <text:p text:style-name="P2"><text:span text:style-name="T2">computer to a remote computer: </text:span></text:p>
          </draw:text-box>
        </draw:frame>
        <draw:frame draw:style-name="gr2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7.528cm">
          <draw:text-box>
            <text:p text:style-name="P2"><text:span text:style-name="T2">21.</text:span></text:p>
          </draw:text-box>
        </draw:frame>
        <draw:frame draw:style-name="gr2" draw:text-style-name="P3" draw:layer="layout" svg:width="0.422cm" svg:height="0.475cm" svg:x="3.027cm" svg:y="17.45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6.982cm" svg:height="0.424cm" svg:x="3.175cm" svg:y="17.528cm">
          <draw:text-box>
            <text:p text:style-name="P2"><text:span text:style-name="T2">The sftp command also transfers files using wildcards. <text:s/>Show how you would download a </text:span></text:p>
          </draw:text-box>
        </draw:frame>
        <draw:frame draw:style-name="gr2" draw:text-style-name="P3" draw:layer="layout" svg:width="5.154cm" svg:height="0.424cm" svg:x="3.175cm" svg:y="18.099cm">
          <draw:text-box>
            <text:p text:style-name="P2"><text:span text:style-name="T2">whole directory using sftp. </text:span></text:p>
          </draw:text-box>
        </draw:frame>
        <draw:frame draw:style-name="gr2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2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80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0.3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0.952cm">
          <draw:text-box>
            <text:p text:style-name="P2"><text:span text:style-name="T2">22.</text:span></text:p>
          </draw:text-box>
        </draw:frame>
        <draw:frame draw:style-name="gr2" draw:text-style-name="P3" draw:layer="layout" svg:width="0.422cm" svg:height="0.475cm" svg:x="3.027cm" svg:y="20.877cm">
          <draw:text-box>
            <text:p text:style-name="P2"><text:span text:style-name="T4"><text:s/></text:span></text:p>
          </draw:text-box>
        </draw:frame>
        <draw:polygon draw:style-name="gr5" draw:text-style-name="P8" draw:layer="layout" svg:width="3.125cm" svg:height="0.025cm" svg:x="16.162cm" svg:y="21.302cm" svg:viewBox="0 0 3126 26" draw:points="0,26 3126,26 3126,0 0,0">
          <text:p/>
        </draw:polygon>
        <draw:frame draw:style-name="gr2" draw:text-style-name="P3" draw:layer="layout" svg:width="17.435cm" svg:height="0.424cm" svg:x="3.175cm" svg:y="20.952cm">
          <draw:text-box>
            <text:p text:style-name="P2"><text:span text:style-name="T2">Use the ‘nslookup’ command to find the IP address of a hostname, such as </text:span><text:span text:style-name="T7">www.google.com</text:span><text:span text:style-name="T2"> </text:span></text:p>
          </draw:text-box>
        </draw:frame>
        <draw:frame draw:style-name="gr2" draw:text-style-name="P3" draw:layer="layout" svg:width="0.422cm" svg:height="0.424cm" svg:x="3.175cm" svg:y="21.5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2.09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2.6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3.238cm">
          <draw:text-box>
            <text:p text:style-name="P2"><text:span text:style-name="T2">23.</text:span></text:p>
          </draw:text-box>
        </draw:frame>
        <draw:frame draw:style-name="gr2" draw:text-style-name="P3" draw:layer="layout" svg:width="0.422cm" svg:height="0.475cm" svg:x="3.027cm" svg:y="23.16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902cm" svg:height="0.424cm" svg:x="3.175cm" svg:y="23.238cm">
          <draw:text-box>
            <text:p text:style-name="P2"><text:span text:style-name="T2">Use the ‘nslookup’ command to find the host name for an IP address, such as: 8.8.8.8 </text:span></text:p>
          </draw:text-box>
        </draw:frame>
        <draw:frame draw:style-name="gr2" draw:text-style-name="P3" draw:layer="layout" svg:width="0.422cm" svg:height="0.424cm" svg:x="3.175cm" svg:y="23.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4.3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4.949cm">
          <draw:text-box>
            <text:p text:style-name="P2"><text:span text:style-name="T2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6.09cm" svg:height="0.497cm" svg:x="2.096cm" svg:y="1.343cm">
          <draw:text-box>
            <text:p text:style-name="P2"><text:span text:style-name="T1">UNIX Remote Commands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.677cm">
          <draw:text-box>
            <text:p text:style-name="P2"><text:span text:style-name="T2">24.</text:span></text:p>
          </draw:text-box>
        </draw:frame>
        <draw:frame draw:style-name="gr2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862cm" svg:height="0.424cm" svg:x="3.175cm" svg:y="2.677cm">
          <draw:text-box>
            <text:p text:style-name="P2"><text:span text:style-name="T2">Use the ‘whois’ command to find out who the administrative point of contact for “ship.edu” is: </text:span></text:p>
          </draw:text-box>
        </draw:frame>
        <draw:frame draw:style-name="gr2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5.53cm">
          <draw:text-box>
            <text:p text:style-name="P2"><text:span text:style-name="T2">25.</text:span></text:p>
          </draw:text-box>
        </draw:frame>
        <draw:frame draw:style-name="gr2" draw:text-style-name="P3" draw:layer="layout" svg:width="0.422cm" svg:height="0.475cm" svg:x="3.027cm" svg:y="5.45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3.862cm" svg:height="0.424cm" svg:x="3.175cm" svg:y="5.53cm">
          <draw:text-box>
            <text:p text:style-name="P2"><text:span text:style-name="T2">Use the finger utility on sloop or clipper to “finger” someone in this class: </text:span></text:p>
          </draw:text-box>
        </draw:frame>
        <draw:frame draw:style-name="gr2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7.245cm">
          <draw:text-box>
            <text:p text:style-name="P2"><text:span text:style-name="T2">26.</text:span></text:p>
          </draw:text-box>
        </draw:frame>
        <draw:frame draw:style-name="gr2" draw:text-style-name="P3" draw:layer="layout" svg:width="0.422cm" svg:height="0.475cm" svg:x="3.027cm" svg:y="7.16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6.999cm" svg:height="0.424cm" svg:x="3.175cm" svg:y="7.245cm">
          <draw:text-box>
            <text:p text:style-name="P2"><text:span text:style-name="T2">Suppose you want to run eclipse on a Linux station. <text:s/>It requires graphics (known as X11 in </text:span></text:p>
          </draw:text-box>
        </draw:frame>
        <draw:frame draw:style-name="gr2" draw:text-style-name="P3" draw:layer="layout" svg:width="12.977cm" svg:height="0.424cm" svg:x="3.175cm" svg:y="7.816cm">
          <draw:text-box>
            <text:p text:style-name="P2"><text:span text:style-name="T2">UNIX). <text:s/>How would you enable SSH to “forward” your X11 session? </text:span></text:p>
          </draw:text-box>
        </draw:frame>
        <draw:frame draw:style-name="gr2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0.674cm">
          <draw:text-box>
            <text:p text:style-name="P2"><text:span text:style-name="T2">27.</text:span></text:p>
          </draw:text-box>
        </draw:frame>
        <draw:frame draw:style-name="gr2" draw:text-style-name="P3" draw:layer="layout" svg:width="0.422cm" svg:height="0.475cm" svg:x="3.027cm" svg:y="10.59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473cm" svg:height="0.424cm" svg:x="3.175cm" svg:y="10.674cm">
          <draw:text-box>
            <text:p text:style-name="P2"><text:span text:style-name="T2">Sometimes engineers need to use a web browser from “outside” to test how their application </text:span></text:p>
          </draw:text-box>
        </draw:frame>
        <draw:frame draw:style-name="gr2" draw:text-style-name="P3" draw:layer="layout" svg:width="17.74cm" svg:height="0.424cm" svg:x="3.175cm" svg:y="11.245cm">
          <draw:text-box>
            <text:p text:style-name="P2"><text:span text:style-name="T2">will work. <text:s/>Show how you can run “firefox” from a Linux computer and have its graphical dis-</text:span></text:p>
          </draw:text-box>
        </draw:frame>
        <draw:frame draw:style-name="gr2" draw:text-style-name="P3" draw:layer="layout" svg:width="5.95cm" svg:height="0.424cm" svg:x="3.175cm" svg:y="11.817cm">
          <draw:text-box>
            <text:p text:style-name="P2"><text:span text:style-name="T2">play appear on your computer: </text:span></text:p>
          </draw:text-box>
        </draw:frame>
        <draw:frame draw:style-name="gr2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0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4.67cm">
          <draw:text-box>
            <text:p text:style-name="P2"><text:span text:style-name="T2">28.</text:span></text:p>
          </draw:text-box>
        </draw:frame>
        <draw:frame draw:style-name="gr2" draw:text-style-name="P3" draw:layer="layout" svg:width="0.422cm" svg:height="0.475cm" svg:x="3.027cm" svg:y="14.59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49cm" svg:height="0.424cm" svg:x="3.175cm" svg:y="14.67cm">
          <draw:text-box>
            <text:p text:style-name="P2"><text:span text:style-name="T2">Lookup the “wget” command, and show how you would download a web page to a text file. </text:span></text:p>
          </draw:text-box>
        </draw:frame>
        <draw:frame draw:style-name="gr2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7.528cm">
          <draw:text-box>
            <text:p text:style-name="P2"><text:span text:style-name="T2">29.</text:span></text:p>
          </draw:text-box>
        </draw:frame>
        <draw:frame draw:style-name="gr2" draw:text-style-name="P3" draw:layer="layout" svg:width="0.422cm" svg:height="0.475cm" svg:x="3.027cm" svg:y="17.45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359cm" svg:height="0.424cm" svg:x="3.175cm" svg:y="17.528cm">
          <draw:text-box>
            <text:p text:style-name="P2"><text:span text:style-name="T2">Lookup the “wget” command, show how you download all of the files on a web page, recur-</text:span></text:p>
          </draw:text-box>
        </draw:frame>
        <draw:frame draw:style-name="gr2" draw:text-style-name="P3" draw:layer="layout" svg:width="10.666cm" svg:height="0.424cm" svg:x="3.175cm" svg:y="18.099cm">
          <draw:text-box>
            <text:p text:style-name="P2"><text:span text:style-name="T2">sively, to “mirror” or “spider” an entire site (and profit!) </text:span></text:p>
          </draw:text-box>
        </draw:frame>
        <draw:frame draw:style-name="gr2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2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80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0.3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0.95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21.60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562cm" svg:height="0.628cm" svg:x="6.985cm" svg:y="21.406cm">
          <draw:text-box>
            <text:p text:style-name="P2"><text:span text:style-name="T3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6.09cm" svg:height="0.497cm" svg:x="2.096cm" svg:y="1.343cm">
          <draw:text-box>
            <text:p text:style-name="P2"><text:span text:style-name="T1">UNIX Remote Commands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8.782cm" svg:height="0.628cm" svg:x="1.905cm" svg:y="2.56cm">
          <draw:text-box>
            <text:p text:style-name="P2"><text:span text:style-name="T3">So, you want to be an engineer? </text:span></text:p>
          </draw:text-box>
        </draw:frame>
        <draw:frame draw:style-name="gr3" draw:text-style-name="P4" draw:layer="layout" svg:width="0.562cm" svg:height="0.628cm" svg:x="1.905cm" svg:y="3.20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8.942cm" svg:height="0.424cm" svg:x="1.905cm" svg:y="4.083cm">
          <draw:text-box>
            <text:p text:style-name="P2"><text:span text:style-name="T2">Show the commands to do the following: <text:s/>compile a C program on your local machine. <text:s/>If you are us-</text:span></text:p>
          </draw:text-box>
        </draw:frame>
        <draw:frame draw:style-name="gr2" draw:text-style-name="P3" draw:layer="layout" svg:width="19.137cm" svg:height="0.424cm" svg:x="1.905cm" svg:y="4.65cm">
          <draw:text-box>
            <text:p text:style-name="P2"><text:span text:style-name="T2">ing our machines, you can just ssh into the remote machine, or else you’ll need to rsync the files over. <text:s/></text:span></text:p>
          </draw:text-box>
        </draw:frame>
        <draw:frame draw:style-name="gr2" draw:text-style-name="P3" draw:layer="layout" svg:width="18.811cm" svg:height="0.424cm" svg:x="1.905cm" svg:y="5.221cm">
          <draw:text-box>
            <text:p text:style-name="P2"><text:span text:style-name="T2">Then, on the remote machine, use “gdb server” to <text:s/>start running the program remotely, and back on </text:span></text:p>
          </draw:text-box>
        </draw:frame>
        <draw:frame draw:style-name="gr2" draw:text-style-name="P3" draw:layer="layout" svg:width="19.073cm" svg:height="0.424cm" svg:x="1.905cm" svg:y="5.793cm">
          <draw:text-box>
            <text:p text:style-name="P2"><text:span text:style-name="T2">your local machine, use gdb to connect to the remote server, and run and debug the program. <text:s text:c="4"/></text:span><text:span text:style-name="T8">Note: </text:span></text:p>
          </draw:text-box>
        </draw:frame>
        <draw:frame draw:style-name="gr2" draw:text-style-name="P3" draw:layer="layout" svg:width="18.709cm" svg:height="0.424cm" svg:x="1.905cm" svg:y="6.364cm">
          <draw:text-box>
            <text:p text:style-name="P2"><text:span text:style-name="T8">this is a common interview question in today’s internet enabled world -for all CS, SE, CE, and EE. <text:s/>CE &amp; EE </text:span></text:p>
          </draw:text-box>
        </draw:frame>
        <draw:frame draw:style-name="gr2" draw:text-style-name="P3" draw:layer="layout" svg:width="18.929cm" svg:height="0.424cm" svg:x="1.905cm" svg:y="6.936cm">
          <draw:text-box>
            <text:p text:style-name="P2"><text:span text:style-name="T8">students typically have to do this with different architectures (e.g. debug a program on MIPS from an Intel ma-</text:span></text:p>
          </draw:text-box>
        </draw:frame>
        <draw:frame draw:style-name="gr2" draw:text-style-name="P3" draw:layer="layout" svg:width="15.564cm" svg:height="0.424cm" svg:x="1.905cm" svg:y="7.507cm">
          <draw:text-box>
            <text:p text:style-name="P2"><text:span text:style-name="T8">chine), while CS &amp; SE will probably have to do this on an AWS or Azure or Docker image. </text:span></text:p>
          </draw:text-box>
        </draw:frame>
        <draw:frame draw:style-name="gr2" draw:text-style-name="P3" draw:layer="layout" svg:width="0.422cm" svg:height="0.424cm" svg:x="1.905cm" svg:y="8.0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8.6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9.22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79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10.365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1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06T16:12:05.097340021</dc:date>
    <meta:editing-duration>PT14M58S</meta:editing-duration>
    <meta:editing-cycles>2</meta:editing-cycles>
    <meta:generator>LibreOffice/6.4.0.3$Linux_X86_64 LibreOffice_project/40$Build-3</meta:generator>
    <meta:document-statistic meta:object-count="292"/>
  </office:meta>
</office:document-meta>
</file>